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ArgumentsPanel.deleteArgumen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LDAPArgumentsPanel.actionPerformed( A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DAPArgumentsPanel.getLabe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sPanel.configure( TestElement 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DAPArgumentsPanel.getDeleteBut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sPanel.LDAPArgumentsPan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DAPArgumentsPanel.modifyTestElement( TestElement arg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DAPArgumentsPanel.makeMai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DAPArgumentsPanel.makeNewLDAP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sPanel.checkDeleteStatu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DAPArgumentsPanel.addArg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DAPArgumentsPanel.sizeColumns( JTable _ta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DAPArgumentsPanel.createTes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DAPArgumentsPanel.getMenuCateg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sPanel.makeButton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LDAPArgumentsPanel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DAPArgumentsPane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sPanel.initializeTable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DAPArgumentsPanel.LDAPArguments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sPanel.getTableLab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sPanel.stopTableEdit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DAPArgumentsPanel.getT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sPanel.getAddBut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ArgumentsPanel.testFuncto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DAPArgumentsPanel.makeLabelPan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